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HUAMANI CONSA YOLAND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ENDOZA GORDILLO, ELIZABETH YUREMI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HUAMANI CONSA YOLAND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2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FR. ROJO:</text:p>
          </table:table-cell>
          <table:covered-table-cell/>
          <table:table-cell table:style-name="Tabla1.C5" table:number-columns-spanned="2" office:value-type="string">
            <text:p text:style-name="P19">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8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52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6:1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08348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7T21:44:09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